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cb5" officeooo:paragraph-rsid="001cacb5"/>
    </style:style>
    <style:style style:name="P2" style:family="paragraph" style:parent-style-name="Standard">
      <style:text-properties officeooo:rsid="001e5841" officeooo:paragraph-rsid="001e58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6 – Tratamento de dados</text:p>
      <text:p text:style-name="P1"/>
      <text:p text:style-name="P2">Data Types</text:p>
      <text:p text:style-name="P2"/>
      <text:p text:style-name="P2">Number</text:p>
      <text:p text:style-name="P2">Str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7:05:33.828501240</meta:creation-date>
    <dc:date>2020-12-05T17:09:43.822235415</dc:date>
    <meta:editing-duration>PT4M1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" meta:word-count="9" meta:character-count="50" meta:non-whitespace-character-count="44"/>
  </office:meta>
</office:document-meta>
</file>